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17.4mm" svg:height="66.03mm" svg:x="276.36mm" svg:y="2.31mm">
            <draw:object draw:notify-on-update-of-ranges="Planilha1.H3:Planilha1.H3 Planilha1.I3:Planilha1.J3 Planilha1.H4:Planilha1.H4 Planilha1.I4:Planilha1.J4 Planilha1.H5:Planilha1.H5 Planilha1.I5:Planilha1.J5 Planilha1.H6:Planilha1.H6 Planilha1.I6:Planilha1.J6 Planilha1.H7:Planilha1.H7 Planilha1.I7:Planilha1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4.19mm" svg:height="54.19mm" svg:x="277.35mm" svg:y="79.68mm">
            <draw:object draw:notify-on-update-of-ranges="Planilha1.H19:Planilha1.H19 Planilha1.I19:Planilha1.J19 Planilha1.H20:Planilha1.H20 Planilha1.I20:Planilha1.J20 Planilha1.H21:Planilha1.H21 Planilha1.I21:Planilha1.J21 Planilha1.H22:Planilha1.H22 Planilha1.I22:Planilha1.J22 Planilha1.H23:Planilha1.H23 Planilha1.I23:Planilha1.J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epetições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Repeti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 * tam vetor</text:p>
          </table:table-cell>
          <table:table-cell office:value-type="string" calcext:value-type="string">
            <text:p>Execuão p/ thread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Tempo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Tempo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hreads\Tam vetor</text:p>
          </table:table-cell>
          <table:table-cell table:style-name="ce1" office:value-type="float" office:value="1000000" calcext:value-type="float">
            <text:p>1000000</text:p>
          </table:table-cell>
          <table:table-cell table:formula="of:=[.E2]"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$C$2]/[.A4]" office:value-type="float" office:value="1000000" calcext:value-type="float">
            <text:p>1000000</text:p>
          </table:table-cell>
          <table:table-cell office:value-type="float" office:value="6131410" calcext:value-type="float">
            <text:p>6131410</text:p>
          </table:table-cell>
          <table:table-cell table:formula="of:=[.$E$2]/[.A4]" office:value-type="float" office:value="10000000" calcext:value-type="float">
            <text:p>10000000</text:p>
          </table:table-cell>
          <table:table-cell office:value-type="float" office:value="61085120" calcext:value-type="float">
            <text:p>61085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MEDIAN([.D4:.D6])" office:value-type="float" office:value="6131410" calcext:value-type="float">
            <text:p>6131410</text:p>
          </table:table-cell>
          <table:table-cell table:formula="of:=MEDIAN([.F4:.F6])" office:value-type="float" office:value="61034210" calcext:value-type="float">
            <text:p>61034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2]/[.A5]" office:value-type="float" office:value="1000000" calcext:value-type="float">
            <text:p>1000000</text:p>
          </table:table-cell>
          <table:table-cell office:value-type="float" office:value="6129830" calcext:value-type="float">
            <text:p>6129830</text:p>
          </table:table-cell>
          <table:table-cell table:formula="of:=[.$E$2]/[.A5]" office:value-type="float" office:value="10000000" calcext:value-type="float">
            <text:p>10000000</text:p>
          </table:table-cell>
          <table:table-cell office:value-type="float" office:value="61034210" calcext:value-type="float">
            <text:p>61034210</text:p>
          </table:table-cell>
          <table:table-cell/>
          <table:table-cell office:value-type="float" office:value="2" calcext:value-type="float">
            <text:p>2</text:p>
          </table:table-cell>
          <table:table-cell table:formula="of:=MEDIAN([.D7:.D9])" office:value-type="float" office:value="3334516" calcext:value-type="float">
            <text:p>3334516</text:p>
          </table:table-cell>
          <table:table-cell table:formula="of:=MEDIAN([.F7:.F9])" office:value-type="float" office:value="32811418" calcext:value-type="float">
            <text:p>32811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C$2]/[.A6]" office:value-type="float" office:value="1000000" calcext:value-type="float">
            <text:p>1000000</text:p>
          </table:table-cell>
          <table:table-cell office:value-type="float" office:value="6234646" calcext:value-type="float">
            <text:p>6234646</text:p>
          </table:table-cell>
          <table:table-cell table:formula="of:=[.$E$2]/[.A6]" office:value-type="float" office:value="10000000" calcext:value-type="float">
            <text:p>10000000</text:p>
          </table:table-cell>
          <table:table-cell office:value-type="float" office:value="61011437" calcext:value-type="float">
            <text:p>61011437</text:p>
          </table:table-cell>
          <table:table-cell/>
          <table:table-cell office:value-type="float" office:value="4" calcext:value-type="float">
            <text:p>4</text:p>
          </table:table-cell>
          <table:table-cell table:formula="of:=MEDIAN([.D11:.D13])" office:value-type="float" office:value="2869271" calcext:value-type="float">
            <text:p>2869271</text:p>
          </table:table-cell>
          <table:table-cell table:formula="of:=MEDIAN([.F10:.F12])" office:value-type="float" office:value="28821501" calcext:value-type="float">
            <text:p>28821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C$2]/[.A7]" office:value-type="float" office:value="500000" calcext:value-type="float">
            <text:p>500000</text:p>
          </table:table-cell>
          <table:table-cell office:value-type="float" office:value="3314613" calcext:value-type="float">
            <text:p>3314613</text:p>
          </table:table-cell>
          <table:table-cell table:formula="of:=[.$E$2]/[.A7]" office:value-type="float" office:value="5000000" calcext:value-type="float">
            <text:p>5000000</text:p>
          </table:table-cell>
          <table:table-cell office:value-type="float" office:value="33010324" calcext:value-type="float">
            <text:p>33010324</text:p>
          </table:table-cell>
          <table:table-cell/>
          <table:table-cell office:value-type="float" office:value="8" calcext:value-type="float">
            <text:p>8</text:p>
          </table:table-cell>
          <table:table-cell table:formula="of:=MEDIAN([.D13:.D15])" office:value-type="float" office:value="2899011" calcext:value-type="float">
            <text:p>2899011</text:p>
          </table:table-cell>
          <table:table-cell table:formula="of:=MEDIAN([.F13:.F15])" office:value-type="float" office:value="28598737" calcext:value-type="float">
            <text:p>2859873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$C$2]/[.A8]" office:value-type="float" office:value="500000" calcext:value-type="float">
            <text:p>500000</text:p>
          </table:table-cell>
          <table:table-cell office:value-type="float" office:value="3334516" calcext:value-type="float">
            <text:p>3334516</text:p>
          </table:table-cell>
          <table:table-cell table:formula="of:=[.$E$2]/[.A8]" office:value-type="float" office:value="5000000" calcext:value-type="float">
            <text:p>5000000</text:p>
          </table:table-cell>
          <table:table-cell office:value-type="float" office:value="32811418" calcext:value-type="float">
            <text:p>3281141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C$2]/[.A9]" office:value-type="float" office:value="500000" calcext:value-type="float">
            <text:p>500000</text:p>
          </table:table-cell>
          <table:table-cell office:value-type="float" office:value="3334516" calcext:value-type="float">
            <text:p>3334516</text:p>
          </table:table-cell>
          <table:table-cell table:formula="of:=[.$E$2]/[.A9]" office:value-type="float" office:value="5000000" calcext:value-type="float">
            <text:p>5000000</text:p>
          </table:table-cell>
          <table:table-cell office:value-type="float" office:value="32761185" calcext:value-type="float">
            <text:p>3276118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C$2]/[.A10]" office:value-type="float" office:value="250000" calcext:value-type="float">
            <text:p>250000</text:p>
          </table:table-cell>
          <table:table-cell office:value-type="float" office:value="2870502" calcext:value-type="float">
            <text:p>2870502</text:p>
          </table:table-cell>
          <table:table-cell table:formula="of:=[.$E$2]/[.A10]" office:value-type="float" office:value="2500000" calcext:value-type="float">
            <text:p>2500000</text:p>
          </table:table-cell>
          <table:table-cell office:value-type="float" office:value="29317258" calcext:value-type="float">
            <text:p>293172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C$2]/[.A11]" office:value-type="float" office:value="250000" calcext:value-type="float">
            <text:p>250000</text:p>
          </table:table-cell>
          <table:table-cell office:value-type="float" office:value="2863698" calcext:value-type="float">
            <text:p>2863698</text:p>
          </table:table-cell>
          <table:table-cell table:formula="of:=[.$E$2]/[.A11]" office:value-type="float" office:value="2500000" calcext:value-type="float">
            <text:p>2500000</text:p>
          </table:table-cell>
          <table:table-cell office:value-type="float" office:value="28686933" calcext:value-type="float">
            <text:p>286869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$C$2]/[.A12]" office:value-type="float" office:value="250000" calcext:value-type="float">
            <text:p>250000</text:p>
          </table:table-cell>
          <table:table-cell office:value-type="float" office:value="2869271" calcext:value-type="float">
            <text:p>2869271</text:p>
          </table:table-cell>
          <table:table-cell table:formula="of:=[.$E$2]/[.A12]" office:value-type="float" office:value="2500000" calcext:value-type="float">
            <text:p>2500000</text:p>
          </table:table-cell>
          <table:table-cell office:value-type="float" office:value="28821501" calcext:value-type="float">
            <text:p>288215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2]/[.A13]" office:value-type="float" office:value="125000" calcext:value-type="float">
            <text:p>125000</text:p>
          </table:table-cell>
          <table:table-cell office:value-type="float" office:value="2899011" calcext:value-type="float">
            <text:p>2899011</text:p>
          </table:table-cell>
          <table:table-cell table:formula="of:=[.$E$2]/[.A13]" office:value-type="float" office:value="1250000" calcext:value-type="float">
            <text:p>1250000</text:p>
          </table:table-cell>
          <table:table-cell office:value-type="float" office:value="28574311" calcext:value-type="float">
            <text:p>285743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2]/[.A14]" office:value-type="float" office:value="125000" calcext:value-type="float">
            <text:p>125000</text:p>
          </table:table-cell>
          <table:table-cell office:value-type="float" office:value="2896445" calcext:value-type="float">
            <text:p>2896445</text:p>
          </table:table-cell>
          <table:table-cell table:formula="of:=[.$E$2]/[.A14]" office:value-type="float" office:value="1250000" calcext:value-type="float">
            <text:p>1250000</text:p>
          </table:table-cell>
          <table:table-cell office:value-type="float" office:value="28598737" calcext:value-type="float">
            <text:p>285987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2]/[.A15]" office:value-type="float" office:value="125000" calcext:value-type="float">
            <text:p>125000</text:p>
          </table:table-cell>
          <table:table-cell office:value-type="float" office:value="3056909" calcext:value-type="float">
            <text:p>3056909</text:p>
          </table:table-cell>
          <table:table-cell table:formula="of:=[.$E$2]/[.A15]" office:value-type="float" office:value="1250000" calcext:value-type="float">
            <text:p>1250000</text:p>
          </table:table-cell>
          <table:table-cell office:value-type="float" office:value="29450150" calcext:value-type="float">
            <text:p>2945015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etições</text:p>
          </table:table-cell>
          <table:table-cell office:value-type="float" office:value="4000" calcext:value-type="float">
            <text:p>4000</text:p>
          </table:table-cell>
          <table:table-cell table:number-columns-repeated="5"/>
          <table:table-cell office:value-type="string" calcext:value-type="string">
            <text:p>Repeti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 * tam vetor</text:p>
          </table:table-cell>
          <table:table-cell office:value-type="string" calcext:value-type="string">
            <text:p>Execuão p/ thread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Tempo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Tempo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hreads\Tam vetor</text:p>
          </table:table-cell>
          <table:table-cell table:style-name="ce1" office:value-type="float" office:value="1000000" calcext:value-type="float">
            <text:p>1000000</text:p>
          </table:table-cell>
          <table:table-cell table:formula="of:=[.E18]"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$C$2]/[.A20]" office:value-type="float" office:value="1000000" calcext:value-type="float">
            <text:p>1000000</text:p>
          </table:table-cell>
          <table:table-cell office:value-type="float" office:value="12544431" calcext:value-type="float">
            <text:p>12544431</text:p>
          </table:table-cell>
          <table:table-cell table:formula="of:=[.$E$2]/[.A20]" office:value-type="float" office:value="10000000" calcext:value-type="float">
            <text:p>10000000</text:p>
          </table:table-cell>
          <table:table-cell office:value-type="float" office:value="122723972" calcext:value-type="float">
            <text:p>122723972</text:p>
          </table:table-cell>
          <table:table-cell/>
          <table:table-cell office:value-type="float" office:value="1" calcext:value-type="float">
            <text:p>1</text:p>
          </table:table-cell>
          <table:table-cell table:formula="of:=MEDIAN([.D20:.D22])" office:value-type="float" office:value="12544431" calcext:value-type="float">
            <text:p>12544431</text:p>
          </table:table-cell>
          <table:table-cell table:formula="of:=MEDIAN([.F20:.F22])" office:value-type="float" office:value="122843875" calcext:value-type="float">
            <text:p>122843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2]/[.A21]" office:value-type="float" office:value="1000000" calcext:value-type="float">
            <text:p>1000000</text:p>
          </table:table-cell>
          <table:table-cell office:value-type="float" office:value="12314970" calcext:value-type="float">
            <text:p>12314970</text:p>
          </table:table-cell>
          <table:table-cell table:formula="of:=[.$E$2]/[.A21]" office:value-type="float" office:value="10000000" calcext:value-type="float">
            <text:p>10000000</text:p>
          </table:table-cell>
          <table:table-cell office:value-type="float" office:value="122843875" calcext:value-type="float">
            <text:p>122843875</text:p>
          </table:table-cell>
          <table:table-cell/>
          <table:table-cell office:value-type="float" office:value="2" calcext:value-type="float">
            <text:p>2</text:p>
          </table:table-cell>
          <table:table-cell table:formula="of:=MEDIAN([.D23:.D25])" office:value-type="float" office:value="6662764" calcext:value-type="float">
            <text:p>6662764</text:p>
          </table:table-cell>
          <table:table-cell table:formula="of:=MEDIAN([.F23:.F25])" office:value-type="float" office:value="68577412" calcext:value-type="float">
            <text:p>68577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C$2]/[.A22]" office:value-type="float" office:value="1000000" calcext:value-type="float">
            <text:p>1000000</text:p>
          </table:table-cell>
          <table:table-cell office:value-type="float" office:value="12575115" calcext:value-type="float">
            <text:p>12575115</text:p>
          </table:table-cell>
          <table:table-cell table:formula="of:=[.$E$2]/[.A22]" office:value-type="float" office:value="10000000" calcext:value-type="float">
            <text:p>10000000</text:p>
          </table:table-cell>
          <table:table-cell office:value-type="float" office:value="123158674" calcext:value-type="float">
            <text:p>123158674</text:p>
          </table:table-cell>
          <table:table-cell/>
          <table:table-cell office:value-type="float" office:value="4" calcext:value-type="float">
            <text:p>4</text:p>
          </table:table-cell>
          <table:table-cell table:formula="of:=MEDIAN([.D27:.D29])" office:value-type="float" office:value="6059505" calcext:value-type="float">
            <text:p>6059505</text:p>
          </table:table-cell>
          <table:table-cell table:formula="of:=MEDIAN([.F26:.F28])" office:value-type="float" office:value="61826587" calcext:value-type="float">
            <text:p>61826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C$2]/[.A23]" office:value-type="float" office:value="500000" calcext:value-type="float">
            <text:p>500000</text:p>
          </table:table-cell>
          <table:table-cell office:value-type="float" office:value="6662764" calcext:value-type="float">
            <text:p>6662764</text:p>
          </table:table-cell>
          <table:table-cell table:formula="of:=[.$E$2]/[.A23]" office:value-type="float" office:value="5000000" calcext:value-type="float">
            <text:p>5000000</text:p>
          </table:table-cell>
          <table:table-cell office:value-type="float" office:value="68577412" calcext:value-type="float">
            <text:p>68577412</text:p>
          </table:table-cell>
          <table:table-cell/>
          <table:table-cell office:value-type="float" office:value="8" calcext:value-type="float">
            <text:p>8</text:p>
          </table:table-cell>
          <table:table-cell table:formula="of:=MEDIAN([.D29:.D31])" office:value-type="float" office:value="6012308" calcext:value-type="float">
            <text:p>6012308</text:p>
          </table:table-cell>
          <table:table-cell table:formula="of:=MEDIAN([.F29:.F31])" office:value-type="float" office:value="59323909" calcext:value-type="float">
            <text:p>593239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$C$2]/[.A24]" office:value-type="float" office:value="500000" calcext:value-type="float">
            <text:p>500000</text:p>
          </table:table-cell>
          <table:table-cell office:value-type="float" office:value="6631334" calcext:value-type="float">
            <text:p>6631334</text:p>
          </table:table-cell>
          <table:table-cell table:formula="of:=[.$E$2]/[.A24]" office:value-type="float" office:value="5000000" calcext:value-type="float">
            <text:p>5000000</text:p>
          </table:table-cell>
          <table:table-cell office:value-type="float" office:value="67464042" calcext:value-type="float">
            <text:p>6746404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C$2]/[.A25]" office:value-type="float" office:value="500000" calcext:value-type="float">
            <text:p>500000</text:p>
          </table:table-cell>
          <table:table-cell office:value-type="float" office:value="6681113" calcext:value-type="float">
            <text:p>6681113</text:p>
          </table:table-cell>
          <table:table-cell table:formula="of:=[.$E$2]/[.A25]" office:value-type="float" office:value="5000000" calcext:value-type="float">
            <text:p>5000000</text:p>
          </table:table-cell>
          <table:table-cell office:value-type="float" office:value="70041582" calcext:value-type="float">
            <text:p>7004158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C$2]/[.A26]" office:value-type="float" office:value="250000" calcext:value-type="float">
            <text:p>250000</text:p>
          </table:table-cell>
          <table:table-cell office:value-type="float" office:value="5930876" calcext:value-type="float">
            <text:p>5930876</text:p>
          </table:table-cell>
          <table:table-cell table:formula="of:=[.$E$2]/[.A26]" office:value-type="float" office:value="2500000" calcext:value-type="float">
            <text:p>2500000</text:p>
          </table:table-cell>
          <table:table-cell office:value-type="float" office:value="62022901" calcext:value-type="float">
            <text:p>620229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C$2]/[.A27]" office:value-type="float" office:value="250000" calcext:value-type="float">
            <text:p>250000</text:p>
          </table:table-cell>
          <table:table-cell office:value-type="float" office:value="6067040" calcext:value-type="float">
            <text:p>6067040</text:p>
          </table:table-cell>
          <table:table-cell table:formula="of:=[.$E$2]/[.A27]" office:value-type="float" office:value="2500000" calcext:value-type="float">
            <text:p>2500000</text:p>
          </table:table-cell>
          <table:table-cell office:value-type="float" office:value="61826587" calcext:value-type="float">
            <text:p>618265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$C$2]/[.A28]" office:value-type="float" office:value="250000" calcext:value-type="float">
            <text:p>250000</text:p>
          </table:table-cell>
          <table:table-cell office:value-type="float" office:value="6059505" calcext:value-type="float">
            <text:p>6059505</text:p>
          </table:table-cell>
          <table:table-cell table:formula="of:=[.$E$2]/[.A28]" office:value-type="float" office:value="2500000" calcext:value-type="float">
            <text:p>2500000</text:p>
          </table:table-cell>
          <table:table-cell office:value-type="float" office:value="61724409" calcext:value-type="float">
            <text:p>617244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2]/[.A29]" office:value-type="float" office:value="125000" calcext:value-type="float">
            <text:p>125000</text:p>
          </table:table-cell>
          <table:table-cell office:value-type="float" office:value="5830194" calcext:value-type="float">
            <text:p>5830194</text:p>
          </table:table-cell>
          <table:table-cell table:formula="of:=[.$E$2]/[.A29]" office:value-type="float" office:value="1250000" calcext:value-type="float">
            <text:p>1250000</text:p>
          </table:table-cell>
          <table:table-cell office:value-type="float" office:value="59224581" calcext:value-type="float">
            <text:p>5922458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2]/[.A30]" office:value-type="float" office:value="125000" calcext:value-type="float">
            <text:p>125000</text:p>
          </table:table-cell>
          <table:table-cell office:value-type="float" office:value="6012308" calcext:value-type="float">
            <text:p>6012308</text:p>
          </table:table-cell>
          <table:table-cell table:formula="of:=[.$E$2]/[.A30]" office:value-type="float" office:value="1250000" calcext:value-type="float">
            <text:p>1250000</text:p>
          </table:table-cell>
          <table:table-cell office:value-type="float" office:value="59323909" calcext:value-type="float">
            <text:p>593239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2]/[.A31]" office:value-type="float" office:value="125000" calcext:value-type="float">
            <text:p>125000</text:p>
          </table:table-cell>
          <table:table-cell office:value-type="float" office:value="6162109" calcext:value-type="float">
            <text:p>6162109</text:p>
          </table:table-cell>
          <table:table-cell table:formula="of:=[.$E$2]/[.A31]" office:value-type="float" office:value="1250000" calcext:value-type="float">
            <text:p>1250000</text:p>
          </table:table-cell>
          <table:table-cell office:value-type="float" office:value="59541665" calcext:value-type="float">
            <text:p>59541665</text:p>
          </table:table-cell>
          <table:table-cell table:number-columns-repeated="4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2:24:30.061026161</meta:creation-date>
    <dc:date>2018-04-08T15:32:37.783588878</dc:date>
    <meta:editing-duration>PT46M24S</meta:editing-duration>
    <meta:editing-cycles>3</meta:editing-cycles>
    <meta:generator>LibreOffice/5.4.5.1$Linux_X86_64 LibreOffice_project/40m0$Build-1</meta:generator>
    <meta:document-statistic meta:table-count="1" meta:cell-count="1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41cm" svg:height="6.604cm" xlink:href=".." xlink:type="simple" chart:class="chart:bar" chart:style-name="ch1">
        <chart:legend chart:legend-position="end" svg:x="10.801cm" svg:y="2.256cm" style:legend-expansion="high" chart:style-name="ch2"/>
        <chart:plot-area chart:style-name="ch3" table:cell-range-address="Planilha1.H3:Planilha1.J7" chart:data-source-has-labels="both" svg:x="0.234cm" svg:y="0.132cm" svg:width="10.333cm" svg:height="6.34cm">
          <chartooo:coordinate-region svg:x="1.967cm" svg:y="0.331cm" svg:width="8.6cm" svg:height="5.494cm"/>
          <chart:axis chart:dimension="x" chart:name="primary-x" chart:style-name="ch4" chartooo:axis-type="auto">
            <chartooo:date-scale/>
            <chart:categories table:cell-range-address="Planilha1.I3:Planilha1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I4:Planilha1.J4" chart:label-cell-address="Planilha1.H4:Planilha1.H4" chart:class="chart:bar">
            <chart:data-point chart:repeated="2"/>
          </chart:series>
          <chart:series chart:style-name="ch8" chart:values-cell-range-address="Planilha1.I5:Planilha1.J5" chart:label-cell-address="Planilha1.H5:Planilha1.H5" chart:class="chart:bar">
            <chart:data-point chart:repeated="2"/>
          </chart:series>
          <chart:series chart:style-name="ch9" chart:values-cell-range-address="Planilha1.I6:Planilha1.J6" chart:label-cell-address="Planilha1.H6:Planilha1.H6" chart:class="chart:bar">
            <chart:data-point chart:repeated="2"/>
          </chart:series>
          <chart:series chart:style-name="ch10" chart:values-cell-range-address="Planilha1.I7:Planilha1.J7" chart:label-cell-address="Planilha1.H7:Planilha1.H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000000">
                <text:p>1000000</text:p>
                <draw:g>
                  <svg:desc>Planilha1.I3:Planilha1.J3</svg:desc>
                </draw:g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lanilha1.H4:Planilha1.H4</svg:desc>
                </draw:g>
              </table:table-cell>
              <table:table-cell office:value-type="float" office:value="6131410">
                <text:p>6131410</text:p>
                <draw:g>
                  <svg:desc>Planilha1.I4:Planilha1.J4</svg:desc>
                </draw:g>
              </table:table-cell>
              <table:table-cell office:value-type="float" office:value="61034210">
                <text:p>61034210</text:p>
              </table:table-cell>
            </table:table-row>
            <table:table-row>
              <table:table-cell office:value-type="string">
                <text:p>2</text:p>
                <draw:g>
                  <svg:desc>Planilha1.H5:Planilha1.H5</svg:desc>
                </draw:g>
              </table:table-cell>
              <table:table-cell office:value-type="float" office:value="3334516">
                <text:p>3334516</text:p>
                <draw:g>
                  <svg:desc>Planilha1.I5:Planilha1.J5</svg:desc>
                </draw:g>
              </table:table-cell>
              <table:table-cell office:value-type="float" office:value="32811418">
                <text:p>32811418</text:p>
              </table:table-cell>
            </table:table-row>
            <table:table-row>
              <table:table-cell office:value-type="string">
                <text:p>4</text:p>
                <draw:g>
                  <svg:desc>Planilha1.H6:Planilha1.H6</svg:desc>
                </draw:g>
              </table:table-cell>
              <table:table-cell office:value-type="float" office:value="2869271">
                <text:p>2869271</text:p>
                <draw:g>
                  <svg:desc>Planilha1.I6:Planilha1.J6</svg:desc>
                </draw:g>
              </table:table-cell>
              <table:table-cell office:value-type="float" office:value="28821501">
                <text:p>28821501</text:p>
              </table:table-cell>
            </table:table-row>
            <table:table-row>
              <table:table-cell office:value-type="string">
                <text:p>8</text:p>
                <draw:g>
                  <svg:desc>Planilha1.H7:Planilha1.H7</svg:desc>
                </draw:g>
              </table:table-cell>
              <table:table-cell office:value-type="float" office:value="2899011">
                <text:p>2899011</text:p>
                <draw:g>
                  <svg:desc>Planilha1.I7:Planilha1.J7</svg:desc>
                </draw:g>
              </table:table-cell>
              <table:table-cell office:value-type="float" office:value="28598737">
                <text:p>28598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2cm" svg:height="5.42cm" xlink:href=".." xlink:type="simple" chart:class="chart:bar" chart:style-name="ch1">
        <chart:legend chart:legend-position="end" svg:x="10.48cm" svg:y="1.664cm" style:legend-expansion="high" chart:style-name="ch2"/>
        <chart:plot-area chart:style-name="ch3" table:cell-range-address="Planilha1.H19:Planilha1.J23" chart:data-source-has-labels="both" svg:x="0.228cm" svg:y="0.108cm" svg:width="10.024cm" svg:height="5.204cm">
          <chartooo:coordinate-region svg:x="2.146cm" svg:y="0.307cm" svg:width="8.106cm" svg:height="4.358cm"/>
          <chart:axis chart:dimension="x" chart:name="primary-x" chart:style-name="ch4" chartooo:axis-type="auto">
            <chartooo:date-scale/>
            <chart:categories table:cell-range-address="Planilha1.I19:Planilha1.J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I20:Planilha1.J20" chart:label-cell-address="Planilha1.H20:Planilha1.H20" chart:class="chart:bar">
            <chart:data-point chart:repeated="2"/>
          </chart:series>
          <chart:series chart:style-name="ch8" chart:values-cell-range-address="Planilha1.I21:Planilha1.J21" chart:label-cell-address="Planilha1.H21:Planilha1.H21" chart:class="chart:bar">
            <chart:data-point chart:repeated="2"/>
          </chart:series>
          <chart:series chart:style-name="ch9" chart:values-cell-range-address="Planilha1.I22:Planilha1.J22" chart:label-cell-address="Planilha1.H22:Planilha1.H22" chart:class="chart:bar">
            <chart:data-point chart:repeated="2"/>
          </chart:series>
          <chart:series chart:style-name="ch10" chart:values-cell-range-address="Planilha1.I23:Planilha1.J23" chart:label-cell-address="Planilha1.H23:Planilha1.H2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000000">
                <text:p>1000000</text:p>
                <draw:g>
                  <svg:desc>Planilha1.I19:Planilha1.J19</svg:desc>
                </draw:g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lanilha1.H20:Planilha1.H20</svg:desc>
                </draw:g>
              </table:table-cell>
              <table:table-cell office:value-type="float" office:value="12544431">
                <text:p>12544431</text:p>
                <draw:g>
                  <svg:desc>Planilha1.I20:Planilha1.J20</svg:desc>
                </draw:g>
              </table:table-cell>
              <table:table-cell office:value-type="float" office:value="122843875">
                <text:p>122843875</text:p>
              </table:table-cell>
            </table:table-row>
            <table:table-row>
              <table:table-cell office:value-type="string">
                <text:p>2</text:p>
                <draw:g>
                  <svg:desc>Planilha1.H21:Planilha1.H21</svg:desc>
                </draw:g>
              </table:table-cell>
              <table:table-cell office:value-type="float" office:value="6662764">
                <text:p>6662764</text:p>
                <draw:g>
                  <svg:desc>Planilha1.I21:Planilha1.J21</svg:desc>
                </draw:g>
              </table:table-cell>
              <table:table-cell office:value-type="float" office:value="68577412">
                <text:p>68577412</text:p>
              </table:table-cell>
            </table:table-row>
            <table:table-row>
              <table:table-cell office:value-type="string">
                <text:p>4</text:p>
                <draw:g>
                  <svg:desc>Planilha1.H22:Planilha1.H22</svg:desc>
                </draw:g>
              </table:table-cell>
              <table:table-cell office:value-type="float" office:value="6059505">
                <text:p>6059505</text:p>
                <draw:g>
                  <svg:desc>Planilha1.I22:Planilha1.J22</svg:desc>
                </draw:g>
              </table:table-cell>
              <table:table-cell office:value-type="float" office:value="61826587">
                <text:p>61826587</text:p>
              </table:table-cell>
            </table:table-row>
            <table:table-row>
              <table:table-cell office:value-type="string">
                <text:p>8</text:p>
                <draw:g>
                  <svg:desc>Planilha1.H23:Planilha1.H23</svg:desc>
                </draw:g>
              </table:table-cell>
              <table:table-cell office:value-type="float" office:value="6012308">
                <text:p>6012308</text:p>
                <draw:g>
                  <svg:desc>Planilha1.I23:Planilha1.J23</svg:desc>
                </draw:g>
              </table:table-cell>
              <table:table-cell office:value-type="float" office:value="59323909">
                <text:p>59323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